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4a06" officeooo:paragraph-rsid="001e4a06"/>
    </style:style>
    <style:style style:name="P2"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bold"/>
    </style:style>
    <style:style style:name="P3" style:family="paragraph" style:parent-style-name="Text_20_body" style:list-style-name="L1">
      <style:paragraph-properties fo:margin-left="0.3646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bold"/>
    </style:style>
    <style:style style:name="P4" style:family="paragraph" style:parent-style-name="Text_20_body">
      <style:text-properties fo:font-variant="normal" fo:text-transform="none" fo:color="#393f47" loext:opacity="100%" style:font-name="Inter" fo:font-size="12pt" fo:letter-spacing="normal" fo:font-style="normal" fo:font-weight="bold" officeooo:rsid="001e4a06" officeooo:paragraph-rsid="001e4a06"/>
    </style:style>
    <style:style style:name="P5" style:family="paragraph" style:parent-style-name="Text_20_body">
      <style:paragraph-properties fo:margin-left="0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normal"/>
    </style:style>
    <style:style style:name="P6" style:family="paragraph" style:parent-style-name="Text_20_body" style:list-style-name="L1">
      <style:paragraph-properties fo:margin-left="0.3646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normal"/>
    </style:style>
    <style:style style:name="P7" style:family="paragraph" style:parent-style-name="Text_20_body" style:list-style-name="L2">
      <style:paragraph-properties fo:margin-left="0.3646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normal"/>
    </style:style>
    <style:style style:name="P8" style:family="paragraph" style:parent-style-name="Text_20_body" style:list-style-name="L3">
      <style:paragraph-properties fo:margin-left="0.3646in" fo:margin-right="0in" fo:margin-top="0in" fo:margin-bottom="0.2083in" style:contextual-spacing="false" fo:orphans="2" fo:widows="2" fo:text-indent="0in" style:auto-text-indent="false" fo:padding="0in" fo:border="none"/>
      <style:text-properties fo:font-variant="normal" fo:text-transform="none" fo:color="#393f47" loext:opacity="100%" style:font-name="Inter" fo:font-size="12pt" fo:letter-spacing="normal" fo:font-style="normal" fo:font-weight="normal"/>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393f47" loext:opacity="100%" style:font-name="Inter" fo:font-size="12pt" fo:letter-spacing="normal" fo:font-style="normal" fo:font-weight="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b offer 3</text:p>
      <text:p text:style-name="P1"/>
      <text:p text:style-name="P4">Junior iOS Developer</text:p>
      <text:p text:style-name="P5">Are you new Swift / iOS mobile developer looking to love your work, make a difference, and be part of an amazing organization? Then we're in luck. We are Power and we are looking for you.<text:line-break/>We are reinventing the home remodeling industry and to do that, we need a strong mobile and web platform that supports our people, our ingenuity and our growth. With us, you will have the opportunity to work on challenging technology problems and design solutions that are lasting, sustainable and positive. As a member of the Power user experience team, you will get to work alongside other top talent, including our growing team of web developers, and awesome application architects. You will be empowered to make decisions and enjoy great latitude in choosing the right tools and methods for the job. And as part of the UX mobile team, you will be responsible for building frameworks that help support other mobile developers build next level mobile applications.</text:p>
      <text:p text:style-name="P2">What we do here:</text:p>
      <text:p text:style-name="P5">At Power, our technology team builds a custom suite of web and mobile products that run our entire business. We create and deploy complete solutions for marketing, sales, operations, finance and more. We even have a custom communications platform that connects everyone in the company. We use cutting edge technologies like augmented reality, computer vision, machine learning, speech recognition and processing, geospatial data and a variety of mobile platforms.<text:line-break/>We enjoy all the benefits of a startup (move fast, ship rapidly and iterate quickly) within an established organization that is well-funded and profitable. We get to dip our toes in many different, fascinating areas and solve unique problems that could on their own be standalone apps or companies. We are a tech powerhouse hidden inside a remodeling company.</text:p>
      <text:p text:style-name="P5"><text:line-break/>We value diversity of all types at Power and our team is made up of a kind, thoughtful group of people with a wide range of backgrounds. We actively try to find people with different perspectives and experiences to the ones we already have.<text:line-break/>Power has been awarded Computerworld’s Best Places to Work in IT, Fortune Magazine’s #1 Workplace for Millennials, one of Glassdoor’s Best Places to Work, one of Inc. 5000’s Fastest Growing Private Companies, and Philadelphia Magazine Coolest Companies.</text:p>
      <text:p text:style-name="P2"><text:line-break/>Required Qualifications:</text:p>
      <text:list xml:id="list2866746853" text:style-name="L1">
        <text:list-item>
          <text:p text:style-name="P3"><text:soft-page-break/>Should provide certification(s) or relevant GitHub project examples**</text:p>
        </text:list-item>
        <text:list-item>
          <text:p text:style-name="P6">Development experience with SwiftUI</text:p>
        </text:list-item>
        <text:list-item>
          <text:p text:style-name="P6">UI/UX experience a plus</text:p>
        </text:list-item>
        <text:list-item>
          <text:p text:style-name="P6">Ability to work effectively with other development team members to help define and develop the direction of the web/ mobile platform</text:p>
        </text:list-item>
        <text:list-item>
          <text:p text:style-name="P6">Solid communication, and collaboration skills to work with a range of colleagues from product specialists and end-users, to UX designers and developers</text:p>
        </text:list-item>
        <text:list-item>
          <text:p text:style-name="P6">Strong interest in developing other team members and building something that is lasting, sustainable and positive</text:p>
        </text:list-item>
        <text:list-item>
          <text:p text:style-name="P6">Strong interest in continued personal and professional development, inclusive of learning new programming languages and technologies</text:p>
        </text:list-item>
        <text:list-item>
          <text:p text:style-name="P6">Ability to build native efficient reusable components for iOS that support fully accessible experiences</text:p>
        </text:list-item>
        <text:list-item>
          <text:p text:style-name="P6">Ability to work side-by-side with designers and collaborate on experiences</text:p>
        </text:list-item>
        <text:list-item>
          <text:p text:style-name="P6">Strong understanding of building functional and user-friendly UI designs and kits</text:p>
        </text:list-item>
      </text:list>
      <text:p text:style-name="P2"><text:line-break/>Preferred Experience:</text:p>
      <text:list xml:id="list2706273419" text:style-name="L2">
        <text:list-item>
          <text:p text:style-name="P7">Mobile frontend: SwiftUI <text:s/>/ GraphQL, APNS/GCM</text:p>
        </text:list-item>
        <text:list-item>
          <text:p text:style-name="P7">Databases: MySQL / Languages: JavaScript</text:p>
        </text:list-item>
      </text:list>
      <text:p text:style-name="P2"><text:line-break/>Benefits:</text:p>
      <text:list xml:id="list1200214541" text:style-name="L3">
        <text:list-item>
          <text:p text:style-name="P8">Full medical, dental, life and disability insurance plans that can be tailored to your specific needs and the needs of your family</text:p>
        </text:list-item>
        <text:list-item>
          <text:p text:style-name="P8">A competitive 401(k) retirement savings program matched by Power</text:p>
        </text:list-item>
        <text:list-item>
          <text:p text:style-name="P8">Competitive salary- $60,000-$70,000</text:p>
        </text:list-item>
        <text:list-item>
          <text:p text:style-name="P8"><text:soft-page-break/>All the tech you need - We'll pay for whatever hardware and software you need to work and make sure you're regularly upgraded to the latest versions</text:p>
        </text:list-item>
        <text:list-item>
          <text:p text:style-name="P8">Personal development - Personal development books, courses and conferences</text:p>
        </text:list-item>
        <text:list-item>
          <text:p text:style-name="P8">Paid parental leave - When the time comes to welcome a new member of the family, we offer paid parental leave</text:p>
        </text:list-item>
        <text:list-item>
          <text:p text:style-name="P8">2 events per year focused on internal development and improvement</text:p>
        </text:list-item>
      </text:list>
      <text:p text:style-name="P9"><text:span text:style-name="Emphasis"><text:span text:style-name="T1"><text:line-break/>Power Home Remodeling Group is an equal opportunity employer, and we are committed to hiring a diverse and talented workforce. If you have a disability or special need that requires accommodation, please submit the accommodation request to [email protected]</text:span></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1:05:17.460663984</meta:creation-date>
    <dc:date>2023-09-11T11:08:04.564247243</dc:date>
    <meta:editing-duration>PT2M48S</meta:editing-duration>
    <meta:editing-cycles>1</meta:editing-cycles>
    <meta:document-statistic meta:table-count="0" meta:image-count="0" meta:object-count="0" meta:page-count="3" meta:paragraph-count="29" meta:word-count="682" meta:character-count="4276" meta:non-whitespace-character-count="3636"/>
    <meta:generator>LibreOffice/7.3.7.2$Linux_X86_64 LibreOffice_project/30$Build-2</meta:generator>
  </office:meta>
</office:document-meta>
</file>